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VL Pゴシック" svg:font-family="'VL P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miter" draw:fill="none"/>
    </style:style>
    <style:style style:name="gr2" style:family="graphic" style:parent-style-name="standard">
      <style:graphic-properties draw:stroke="dash" draw:stroke-dash="dash14" svg:stroke-width="0.035cm" svg:stroke-color="#808080" draw:stroke-linejoin="miter" draw:fill="none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ff0000" draw:stroke-linejoin="miter" draw:fill="non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width="0.008cm" draw:stroke-linejoin="miter" draw:fill="solid" draw:fill-color="#000000"/>
    </style:style>
    <style:style style:name="gr6" style:family="graphic" style:parent-style-name="standard">
      <style:graphic-properties draw:stroke="solid" svg:stroke-width="0.008cm" svg:stroke-color="#000000" draw:stroke-linejoin="miter" draw:fill="none" fo:padding-top="0.129cm" fo:padding-bottom="0.129cm" fo:padding-left="0.254cm" fo:padding-right="0.254cm"/>
    </style:style>
    <style:style style:name="gr7" style:family="graphic" style:parent-style-name="standard">
      <style:graphic-properties draw:stroke="none" draw:fill="none" draw:textarea-horizontal-align="left" draw:auto-grow-width="true" fo:min-height="0.001cm" fo:min-width="0.001cm" fo:padding-top="0cm" fo:padding-bottom="0cm" fo:padding-left="0cm" fo:padding-r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/>
    </style:style>
    <style:style style:name="P3" style:family="paragraph"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style:paragraph-properties fo:text-align="end"/>
      <style:text-properties fo:font-size="20pt" style:font-size-asian="20pt" style:font-size-complex="20pt"/>
    </style:style>
    <style:style style:name="P6" style:family="paragraph">
      <loext:graphic-properties draw:fill="none"/>
      <style:text-properties fo:font-size="20pt" style:font-size-asian="20pt" style:font-size-complex="20pt"/>
    </style:style>
    <style:style style:name="P7" style:family="paragraph">
      <loext:graphic-properties draw:fill="none" draw:fill-color="#ffffff"/>
      <style:text-properties fo:font-size="20pt" fo:font-style="italic" style:font-size-asian="20pt" style:font-style-asian="italic" style:font-size-complex="20pt" style:font-style-complex="italic"/>
    </style:style>
    <style:style style:name="T1" style:family="text">
      <style:text-properties fo:font-variant="normal" fo:text-transform="none" fo:color="#000000" style:font-name="Arial" fo:font-size="15pt" fo:font-style="normal" fo:font-weight="normal"/>
    </style:style>
    <style:style style:name="T2" style:family="text">
      <style:text-properties fo:font-variant="normal" fo:text-transform="none" fo:color="#000000" style:font-name="Arial" fo:font-size="20pt" fo:font-style="italic" fo:font-weight="normal" style:font-size-asian="20pt" style:font-style-asian="italic" style:font-size-complex="20pt" style:font-style-complex="italic"/>
    </style:style>
    <style:style style:name="T3" style:family="text">
      <style:text-properties fo:font-variant="normal" fo:text-transform="none" fo:color="#000000" style:font-name="Arial" fo:font-size="20pt" fo:font-style="normal" fo:font-weight="normal" style:font-size-asian="20pt" style:font-size-complex="20pt"/>
    </style:style>
    <style:style style:name="T4" style:family="text">
      <style:text-properties fo:font-variant="normal" fo:text-transform="none" fo:color="#000000" style:text-position="33% 58%" style:font-name="Arial" fo:font-size="20pt" fo:font-style="italic" fo:font-weight="normal" style:font-size-asian="20pt" style:font-style-asian="italic" style:font-size-complex="20pt" style:font-style-complex="italic"/>
    </style:style>
    <style:style style:name="T5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21.167cm" svg:height="16.933cm" svg:x="0cm" svg:y="0cm" svg:viewBox="0 0 21168 16934" draw:points="10584,16934 0,16934 0,0 21168,0 21168,16934">
          <text:p/>
        </draw:polygon>
        <draw:polyline draw:style-name="gr2" draw:text-style-name="P1" draw:layer="layout" svg:width="18.383cm" svg:height="0cm" svg:x="1.901cm" svg:y="15.663cm" svg:viewBox="0 0 18384 0" draw:points="0,0 18383,0 18384,0">
          <text:p/>
        </draw:polyline>
        <draw:path draw:style-name="gr3" draw:text-style-name="P1" draw:layer="layout" svg:width="18.382cm" svg:height="0cm" svg:x="1.901cm" svg:y="15.663cm" svg:viewBox="0 0 18383 0" svg:d="M0 0h318M18383 0h-317">
          <text:p/>
        </draw:path>
        <draw:polyline draw:style-name="gr2" draw:text-style-name="P1" draw:layer="layout" svg:width="18.383cm" svg:height="0cm" svg:x="1.901cm" svg:y="14.157cm" svg:viewBox="0 0 18384 0" draw:points="0,0 18383,0 18384,0">
          <text:p/>
        </draw:polyline>
        <draw:path draw:style-name="gr3" draw:text-style-name="P1" draw:layer="layout" svg:width="18.382cm" svg:height="0cm" svg:x="1.901cm" svg:y="14.157cm" svg:viewBox="0 0 18383 0" svg:d="M0 0h318M18383 0h-317">
          <text:p/>
        </draw:path>
        <draw:polyline draw:style-name="gr2" draw:text-style-name="P1" draw:layer="layout" svg:width="18.383cm" svg:height="0cm" svg:x="1.901cm" svg:y="12.647cm" svg:viewBox="0 0 18384 0" draw:points="0,0 18383,0 18384,0">
          <text:p/>
        </draw:polyline>
        <draw:path draw:style-name="gr3" draw:text-style-name="P1" draw:layer="layout" svg:width="18.382cm" svg:height="0cm" svg:x="1.901cm" svg:y="12.647cm" svg:viewBox="0 0 18383 0" svg:d="M0 0h318M18383 0h-317">
          <text:p/>
        </draw:path>
        <draw:polyline draw:style-name="gr2" draw:text-style-name="P1" draw:layer="layout" svg:width="18.383cm" svg:height="0cm" svg:x="1.901cm" svg:y="11.141cm" svg:viewBox="0 0 18384 0" draw:points="0,0 18383,0 18384,0">
          <text:p/>
        </draw:polyline>
        <draw:path draw:style-name="gr3" draw:text-style-name="P1" draw:layer="layout" svg:width="18.382cm" svg:height="0cm" svg:x="1.901cm" svg:y="11.141cm" svg:viewBox="0 0 18383 0" svg:d="M0 0h318M18383 0h-317">
          <text:p/>
        </draw:path>
        <draw:polyline draw:style-name="gr2" draw:text-style-name="P1" draw:layer="layout" svg:width="18.383cm" svg:height="0cm" svg:x="1.901cm" svg:y="9.634cm" svg:viewBox="0 0 18384 0" draw:points="0,0 18383,0 18384,0">
          <text:p/>
        </draw:polyline>
        <draw:path draw:style-name="gr3" draw:text-style-name="P1" draw:layer="layout" svg:width="18.382cm" svg:height="0cm" svg:x="1.901cm" svg:y="9.634cm" svg:viewBox="0 0 18383 0" svg:d="M0 0h318M18383 0h-317">
          <text:p/>
        </draw:path>
        <draw:polyline draw:style-name="gr2" draw:text-style-name="P1" draw:layer="layout" svg:width="18.383cm" svg:height="0cm" svg:x="1.901cm" svg:y="8.124cm" svg:viewBox="0 0 18384 0" draw:points="0,0 18383,0 18384,0">
          <text:p/>
        </draw:polyline>
        <draw:path draw:style-name="gr3" draw:text-style-name="P1" draw:layer="layout" svg:width="18.382cm" svg:height="0cm" svg:x="1.901cm" svg:y="8.124cm" svg:viewBox="0 0 18383 0" svg:d="M0 0h318M18383 0h-317">
          <text:p/>
        </draw:path>
        <draw:polyline draw:style-name="gr2" draw:text-style-name="P1" draw:layer="layout" svg:width="18.383cm" svg:height="0cm" svg:x="1.901cm" svg:y="6.618cm" svg:viewBox="0 0 18384 0" draw:points="0,0 18383,0 18384,0">
          <text:p/>
        </draw:polyline>
        <draw:path draw:style-name="gr3" draw:text-style-name="P1" draw:layer="layout" svg:width="18.382cm" svg:height="0cm" svg:x="1.901cm" svg:y="6.618cm" svg:viewBox="0 0 18383 0" svg:d="M0 0h318M18383 0h-317">
          <text:p/>
        </draw:path>
        <draw:polyline draw:style-name="gr2" draw:text-style-name="P1" draw:layer="layout" svg:width="18.383cm" svg:height="0cm" svg:x="1.901cm" svg:y="5.112cm" svg:viewBox="0 0 18384 0" draw:points="0,0 18383,0 18384,0">
          <text:p/>
        </draw:polyline>
        <draw:path draw:style-name="gr3" draw:text-style-name="P1" draw:layer="layout" svg:width="18.382cm" svg:height="0cm" svg:x="1.901cm" svg:y="5.112cm" svg:viewBox="0 0 18383 0" svg:d="M0 0h318M18383 0h-317">
          <text:p/>
        </draw:path>
        <draw:polyline draw:style-name="gr2" draw:text-style-name="P1" draw:layer="layout" svg:width="18.383cm" svg:height="0cm" svg:x="1.901cm" svg:y="3.605cm" svg:viewBox="0 0 18384 0" draw:points="0,0 18383,0 18384,0">
          <text:p/>
        </draw:polyline>
        <draw:path draw:style-name="gr3" draw:text-style-name="P1" draw:layer="layout" svg:width="18.382cm" svg:height="0cm" svg:x="1.901cm" svg:y="3.605cm" svg:viewBox="0 0 18383 0" svg:d="M0 0h318M18383 0h-317">
          <text:p/>
        </draw:path>
        <draw:polyline draw:style-name="gr2" draw:text-style-name="P1" draw:layer="layout" svg:width="18.383cm" svg:height="0cm" svg:x="1.901cm" svg:y="2.096cm" svg:viewBox="0 0 18384 0" draw:points="0,0 18383,0 18384,0">
          <text:p/>
        </draw:polyline>
        <draw:path draw:style-name="gr3" draw:text-style-name="P1" draw:layer="layout" svg:width="18.382cm" svg:height="0cm" svg:x="1.901cm" svg:y="2.096cm" svg:viewBox="0 0 18383 0" svg:d="M0 0h318M18383 0h-317">
          <text:p/>
        </draw:path>
        <draw:polyline draw:style-name="gr2" draw:text-style-name="P1" draw:layer="layout" svg:width="18.383cm" svg:height="0cm" svg:x="1.901cm" svg:y="0.589cm" svg:viewBox="0 0 18384 0" draw:points="0,0 18383,0 18384,0">
          <text:p/>
        </draw:polyline>
        <draw:path draw:style-name="gr3" draw:text-style-name="P1" draw:layer="layout" svg:width="18.382cm" svg:height="0cm" svg:x="1.901cm" svg:y="0.589cm" svg:viewBox="0 0 18383 0" svg:d="M0 0h318M18383 0h-317">
          <text:p/>
        </draw:path>
        <draw:polyline draw:style-name="gr2" draw:text-style-name="P1" draw:layer="layout" svg:width="0cm" svg:height="15.073cm" svg:x="1.9cm" svg:y="0.6cm" svg:viewBox="0 0 0 15074" draw:points="0,15074 0,0 0,0">
          <text:p/>
        </draw:polyline>
        <draw:polyline draw:style-name="gr2" draw:text-style-name="P1" draw:layer="layout" svg:width="0cm" svg:height="15.073cm" svg:x="6.498cm" svg:y="0.589cm" svg:viewBox="0 0 0 15074" draw:points="0,15074 0,0 0,0">
          <text:p/>
        </draw:polyline>
        <draw:path draw:style-name="gr3" draw:text-style-name="P1" draw:layer="layout" svg:width="0cm" svg:height="15.073cm" svg:x="6.498cm" svg:y="0.589cm" svg:viewBox="0 0 0 15074" svg:d="M0 15074v-317M0 0v318">
          <text:p/>
        </draw:path>
        <draw:polyline draw:style-name="gr2" draw:text-style-name="P1" draw:layer="layout" svg:width="0cm" svg:height="15.073cm" svg:x="11.095cm" svg:y="0.589cm" svg:viewBox="0 0 0 15074" draw:points="0,15074 0,0 0,0">
          <text:p/>
        </draw:polyline>
        <draw:path draw:style-name="gr3" draw:text-style-name="P1" draw:layer="layout" svg:width="0cm" svg:height="15.073cm" svg:x="11.095cm" svg:y="0.589cm" svg:viewBox="0 0 0 15074" svg:d="M0 15074v-317M0 0v318">
          <text:p/>
        </draw:path>
        <draw:path draw:style-name="gr2" draw:text-style-name="P1" draw:layer="layout" svg:width="0cm" svg:height="15.073cm" svg:x="15.688cm" svg:y="0.589cm" svg:viewBox="0 0 0 15074" svg:d="M0 15074v-14121M0 318v-318">
          <text:p/>
        </draw:path>
        <draw:path draw:style-name="gr3" draw:text-style-name="P1" draw:layer="layout" svg:width="0cm" svg:height="15.073cm" svg:x="15.688cm" svg:y="0.589cm" svg:viewBox="0 0 0 15074" svg:d="M0 15074v-317M0 0v318">
          <text:p/>
        </draw:path>
        <draw:polyline draw:style-name="gr2" draw:text-style-name="P1" draw:layer="layout" svg:width="0cm" svg:height="15.073cm" svg:x="20.285cm" svg:y="0.589cm" svg:viewBox="0 0 0 15074" draw:points="0,15074 0,0 0,0">
          <text:p/>
        </draw:polyline>
        <draw:path draw:style-name="gr3" draw:text-style-name="P1" draw:layer="layout" svg:width="0cm" svg:height="15.073cm" svg:x="20.285cm" svg:y="0.589cm" svg:viewBox="0 0 0 15074" svg:d="M0 15074v-317M0 0v318">
          <text:p/>
        </draw:path>
        <draw:polygon draw:style-name="gr3" draw:text-style-name="P1" draw:layer="layout" svg:width="18.383cm" svg:height="15.074cm" svg:x="1.901cm" svg:y="0.589cm" svg:viewBox="0 0 18384 15075" draw:points="0,0 0,15075 18384,15075 18384,0">
          <text:p/>
        </draw:polygon>
        <draw:line draw:style-name="gr3" draw:text-style-name="P1" draw:layer="layout" svg:x1="1.092cm" svg:y1="0.594cm" svg:x2="1.092cm" svg:y2="0.594cm">
          <text:p/>
        </draw:line>
        <draw:path draw:style-name="gr4" draw:text-style-name="P1" draw:layer="layout" svg:width="18.384cm" svg:height="14.975cm" svg:x="1.901cm" svg:y="0.589cm" svg:viewBox="0 0 18385 14976" svg:d="M16310 635h1489M0 7536h187 183 187 187 184 187 183 187 187 184 187l187-4h183 187l187-3h184l187-4h183l187-3 187-4 183-3 187-7 187-7 184-7 187-11 187-11 183-14 187-17 184-22 187-28 187-32 183-42 187-49 187-60 184-74 187-89 186-109 184-134 187-166 183-201 187-243 187-297 184-360 187-433 187-519 183-614 187-709 187-797 184-847 187-819 183-621 187-148 187 745 183 2145 187 3838 187 4890 184 3330 187-2501 187-8764 183-2833 187 11982 184-4777 187-3599 187 4068 183 4950 187-7776 187-56 184 8738 187-13660 187 6340 183-7088 187 7875 183-6453 187 4121 187 1284 184 6459 187-12323 187 1598 183 11466 187-7888 187-4223 184 3552 187-3979 183-667 187-776 187 12852 184-9564 187 8739 187-2018 183-4139 187-1764 187-3062 183 307 187 13054 184-6933 187-7141 187 3229 183-1651 187 10774h1">
          <text:p/>
        </draw:path>
        <draw:polygon draw:style-name="gr3" draw:text-style-name="P1" draw:layer="layout" svg:width="18.383cm" svg:height="15.074cm" svg:x="1.901cm" svg:y="0.589cm" svg:viewBox="0 0 18384 15075" draw:points="0,0 0,15075 18384,15075 18384,0">
          <text:p/>
        </draw:polygon>
        <draw:line draw:style-name="gr3" draw:text-style-name="P1" draw:layer="layout" svg:x1="1.092cm" svg:y1="0.594cm" svg:x2="1.092cm" svg:y2="0.594cm">
          <text:p/>
        </draw:line>
        <draw:path draw:style-name="gr5" draw:text-style-name="P2" draw:layer="layout" svg:width="0.071cm" svg:height="0.071cm" svg:x="-0.035cm" svg:y="-0.035cm" svg:viewBox="0 0 72 72" svg:d="M72 36c0 6-2 12-5 18-4 5-8 9-13 13-6 3-12 5-18 5-7 0-12-2-18-5-6-4-10-8-13-13-4-6-5-12-5-18 0-7 1-12 5-18 3-6 7-10 13-13 6-4 11-5 18-5 6 0 12 1 18 5 5 3 9 7 13 13 3 6 5 11 5 18z">
          <text:p/>
        </draw:path>
        <draw:polygon draw:style-name="gr5" draw:text-style-name="P2" draw:layer="layout" svg:width="0.094cm" svg:height="0.071cm" svg:x="-0.047cm" svg:y="-0.047cm" svg:viewBox="0 0 95 72" draw:points="47,0 0,72 95,72">
          <text:p/>
        </draw:polygon>
        <draw:polygon draw:style-name="gr6" draw:text-style-name="P1" draw:layer="layout" svg:width="0.094cm" svg:height="0.071cm" svg:x="-0.047cm" svg:y="-0.024cm" svg:viewBox="0 0 95 72" draw:points="47,72 95,0 0,0">
          <text:p/>
        </draw:polygon>
        <draw:polygon draw:style-name="gr5" draw:text-style-name="P2" draw:layer="layout" svg:width="0.094cm" svg:height="0.071cm" svg:x="-0.047cm" svg:y="-0.024cm" svg:viewBox="0 0 95 72" draw:points="47,72 95,0 0,0">
          <text:p/>
        </draw:polygon>
        <draw:polygon draw:style-name="gr6" draw:text-style-name="P1" draw:layer="layout" svg:width="0.1cm" svg:height="0.1cm" svg:x="-0.05cm" svg:y="-0.05cm" svg:viewBox="0 0 101 101" draw:points="25,76 0,50 50,0 101,50 50,101">
          <text:p/>
        </draw:polygon>
        <draw:polygon draw:style-name="gr5" draw:text-style-name="P2" draw:layer="layout" svg:width="0.1cm" svg:height="0.1cm" svg:x="-0.05cm" svg:y="-0.05cm" svg:viewBox="0 0 101 101" draw:points="25,76 0,50 50,0 101,50 50,101">
          <text:p/>
        </draw:polygon>
        <draw:frame draw:style-name="gr7" draw:text-style-name="P1" draw:layer="layout" svg:width="0.476cm" svg:height="0.589cm" svg:x="0.824cm" svg:y="15.5cm">
          <draw:text-box>
            <text:p text:style-name="P3"><text:span text:style-name="T1">-1</text:span></text:p>
          </draw:text-box>
        </draw:frame>
        <draw:frame draw:style-name="gr7" draw:text-style-name="P1" draw:layer="layout" svg:width="0.921cm" svg:height="0.589cm" svg:x="0.8cm" svg:y="13.968cm">
          <draw:text-box>
            <text:p text:style-name="P3"><text:span text:style-name="T1">-0.8</text:span></text:p>
          </draw:text-box>
        </draw:frame>
        <draw:frame draw:style-name="gr7" draw:text-style-name="P1" draw:layer="layout" svg:width="0.921cm" svg:height="0.589cm" svg:x="0.8cm" svg:y="12.458cm">
          <draw:text-box>
            <text:p text:style-name="P3"><text:span text:style-name="T1">-0.6</text:span></text:p>
          </draw:text-box>
        </draw:frame>
        <draw:frame draw:style-name="gr7" draw:text-style-name="P1" draw:layer="layout" svg:width="0.921cm" svg:height="0.589cm" svg:x="0.8cm" svg:y="10.952cm">
          <draw:text-box>
            <text:p text:style-name="P3"><text:span text:style-name="T1">-0.4</text:span></text:p>
          </draw:text-box>
        </draw:frame>
        <draw:frame draw:style-name="gr7" draw:text-style-name="P1" draw:layer="layout" svg:width="0.921cm" svg:height="0.589cm" svg:x="0.8cm" svg:y="9.445cm">
          <draw:text-box>
            <text:p text:style-name="P3"><text:span text:style-name="T1">-0.2</text:span></text:p>
          </draw:text-box>
        </draw:frame>
        <draw:frame draw:style-name="gr7" draw:text-style-name="P1" draw:layer="layout" svg:width="0.298cm" svg:height="0.589cm" svg:x="0.8cm" svg:y="7.935cm">
          <draw:text-box>
            <text:p text:style-name="P3"><text:span text:style-name="T1">0</text:span></text:p>
          </draw:text-box>
        </draw:frame>
        <draw:frame draw:style-name="gr7" draw:text-style-name="P1" draw:layer="layout" svg:width="0.743cm" svg:height="0.589cm" svg:x="0.8cm" svg:y="6.429cm">
          <draw:text-box>
            <text:p text:style-name="P3"><text:span text:style-name="T1">0.2</text:span></text:p>
          </draw:text-box>
        </draw:frame>
        <draw:frame draw:style-name="gr7" draw:text-style-name="P1" draw:layer="layout" svg:width="0.743cm" svg:height="0.589cm" svg:x="0.8cm" svg:y="4.923cm">
          <draw:text-box>
            <text:p text:style-name="P3"><text:span text:style-name="T1">0.4</text:span></text:p>
          </draw:text-box>
        </draw:frame>
        <draw:frame draw:style-name="gr7" draw:text-style-name="P1" draw:layer="layout" svg:width="0.743cm" svg:height="0.589cm" svg:x="0.8cm" svg:y="3.416cm">
          <draw:text-box>
            <text:p text:style-name="P3"><text:span text:style-name="T1">0.6</text:span></text:p>
          </draw:text-box>
        </draw:frame>
        <draw:frame draw:style-name="gr7" draw:text-style-name="P1" draw:layer="layout" svg:width="0.743cm" svg:height="0.589cm" svg:x="0.8cm" svg:y="1.906cm">
          <draw:text-box>
            <text:p text:style-name="P3"><text:span text:style-name="T1">0.8</text:span></text:p>
          </draw:text-box>
        </draw:frame>
        <draw:frame draw:style-name="gr7" draw:text-style-name="P1" draw:layer="layout" svg:width="0.298cm" svg:height="0.589cm" svg:x="0.8cm" svg:y="0.4cm">
          <draw:text-box>
            <text:p text:style-name="P3"><text:span text:style-name="T1">1</text:span></text:p>
          </draw:text-box>
        </draw:frame>
        <draw:frame draw:style-name="gr7" draw:text-style-name="P1" draw:layer="layout" svg:width="0.772cm" svg:height="0.589cm" svg:x="1.777cm" svg:y="15.8cm">
          <draw:text-box>
            <text:p text:style-name="P4"><text:span text:style-name="T1">-10</text:span></text:p>
          </draw:text-box>
        </draw:frame>
        <draw:frame draw:style-name="gr7" draw:text-style-name="P1" draw:layer="layout" svg:width="0.476cm" svg:height="0.589cm" svg:x="6.374cm" svg:y="15.8cm">
          <draw:text-box>
            <text:p text:style-name="P4"><text:span text:style-name="T1">-5</text:span></text:p>
          </draw:text-box>
        </draw:frame>
        <draw:frame draw:style-name="gr7" draw:text-style-name="P1" draw:layer="layout" svg:width="0.298cm" svg:height="0.589cm" svg:x="10.971cm" svg:y="15.8cm">
          <draw:text-box>
            <text:p text:style-name="P4"><text:span text:style-name="T1">0</text:span></text:p>
          </draw:text-box>
        </draw:frame>
        <draw:frame draw:style-name="gr7" draw:text-style-name="P1" draw:layer="layout" svg:width="0.298cm" svg:height="0.589cm" svg:x="15.564cm" svg:y="15.8cm">
          <draw:text-box>
            <text:p text:style-name="P4"><text:span text:style-name="T1">5</text:span></text:p>
          </draw:text-box>
        </draw:frame>
        <draw:frame draw:style-name="gr7" draw:text-style-name="P1" draw:layer="layout" svg:width="0.595cm" svg:height="0.589cm" svg:x="20.161cm" svg:y="15.8cm">
          <draw:text-box>
            <text:p text:style-name="P4"><text:span text:style-name="T1">10</text:span></text:p>
          </draw:text-box>
        </draw:frame>
        <draw:frame draw:style-name="gr7" draw:text-style-name="P6" draw:layer="layout" svg:width="2.949cm" svg:height="0.788cm" svg:x="7.7cm" svg:y="0.9cm">
          <draw:text-box>
            <text:p text:style-name="P5"><text:span text:style-name="T2">f</text:span><text:span text:style-name="T3">(</text:span><text:span text:style-name="T2">x</text:span><text:span text:style-name="T3">)=sin</text:span><text:span text:style-name="T2">e</text:span><text:span text:style-name="T4">x</text:span></text:p>
          </draw:text-box>
        </draw:frame>
        <draw:frame draw:style-name="gr8" draw:text-style-name="P7" draw:layer="layout" svg:width="0.858cm" svg:height="1.038cm" svg:x="1.142cm" svg:y="0.3cm">
          <draw:text-box>
            <text:p><text:span text:style-name="T5">y</text:span></text:p>
          </draw:text-box>
        </draw:frame>
        <draw:frame draw:style-name="gr8" draw:text-style-name="P7" draw:layer="layout" svg:width="0.858cm" svg:height="1.038cm" svg:x="20.2cm" svg:y="15.062cm">
          <draw:text-box>
            <text:p><text:span text:style-name="T5">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VL Pゴシック" svg:font-family="'VL Pゴシック'" style:font-family-generic="system" style:font-pitch="variable"/>
  </office:font-face-decls>
  <office:styles>
    <draw:marker draw:name="Arrow" svg:viewBox="0 0 20 30" svg:d="M10 0l-10 30h20z"/>
    <draw:stroke-dash draw:name="dash14" draw:style="rect" draw:dots1="1" draw:dots1-length="0.071cm" draw:distance="0.141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VL Pゴシック" style:font-size-asian="24pt" style:language-asian="ja" style:country-asian="JP" style:font-name-complex="VL P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Pゴシック" style:font-family-asian="'VL Pゴシック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167cm" fo:page-height="16.93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7-16T23:06:03.737457578</dc:date>
    <meta:editing-duration>PT3M16S</meta:editing-duration>
    <meta:editing-cycles>1</meta:editing-cycles>
    <meta:document-statistic meta:object-count="62"/>
    <meta:generator>LibreOffice/5.3.6.1$Linux_X86_64 LibreOffice_project/30$Build-1</meta:generator>
  </office:meta>
</office:document-meta>
</file>